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List_20_Paragraph">
      <style:text-properties fo:font-size="10pt" officeooo:rsid="000cf610" officeooo:paragraph-rsid="000cf610" style:font-size-asian="10pt" style:font-size-complex="10pt"/>
    </style:style>
    <style:style style:name="P2" style:family="paragraph" style:parent-style-name="List_20_Paragraph">
      <style:text-properties fo:font-size="10pt" officeooo:rsid="000dc110" officeooo:paragraph-rsid="000dc110"/>
    </style:style>
    <style:style style:name="P3" style:family="paragraph" style:parent-style-name="List_20_Paragraph">
      <style:text-properties fo:font-size="10pt" officeooo:rsid="000efd14" officeooo:paragraph-rsid="000efd14"/>
    </style:style>
    <style:style style:name="P4" style:family="paragraph" style:parent-style-name="List_20_Paragraph">
      <style:text-properties fo:font-size="10pt" officeooo:rsid="0016ed31" officeooo:paragraph-rsid="0016ed31"/>
    </style:style>
    <style:style style:name="P5" style:family="paragraph" style:parent-style-name="List_20_Paragraph">
      <style:text-properties fo:font-size="10pt" officeooo:rsid="00174c70" officeooo:paragraph-rsid="00174c70"/>
    </style:style>
    <style:style style:name="P6" style:family="paragraph" style:parent-style-name="List_20_Paragraph">
      <style:text-properties fo:font-size="10pt" officeooo:rsid="0019152c" officeooo:paragraph-rsid="0019152c"/>
    </style:style>
    <style:style style:name="P7" style:family="paragraph" style:parent-style-name="List_20_Paragraph">
      <style:paragraph-properties fo:margin-left="0cm" fo:margin-right="0cm" fo:text-indent="0cm" style:auto-text-indent="false"/>
      <style:text-properties fo:font-size="10pt" fo:font-weight="normal" officeooo:rsid="000cf610" officeooo:paragraph-rsid="000cf610" style:font-size-asian="10pt" style:font-weight-asian="normal" style:font-size-complex="10pt" style:font-weight-complex="normal"/>
    </style:style>
    <style:style style:name="P8" style:family="paragraph" style:parent-style-name="Normal_20__28_Web_29_">
      <style:paragraph-properties fo:margin-left="1.27cm" fo:margin-right="0cm" fo:margin-top="0.494cm" fo:margin-bottom="0.494cm" loext:contextual-spacing="false" fo:text-indent="0cm" style:auto-text-indent="false"/>
      <style:text-properties style:font-name="Cambria" fo:font-size="10pt" fo:font-style="normal" officeooo:rsid="00152858" officeooo:paragraph-rsid="00152858" style:font-name-asian="Times New Roman1" style:font-size-asian="11pt" style:font-style-asian="normal" style:font-name-complex="Times New Roman1" style:font-size-complex="11pt" style:font-style-complex="normal"/>
    </style:style>
    <style:style style:name="P9" style:family="paragraph" style:parent-style-name="Standard">
      <style:paragraph-properties fo:margin-left="1.27cm" fo:margin-right="0cm" fo:margin-top="0.494cm" fo:margin-bottom="0.494cm" loext:contextual-spacing="false" fo:text-indent="0cm" style:auto-text-indent="false"/>
      <style:text-properties fo:font-size="10pt" officeooo:rsid="000cf610" officeooo:paragraph-rsid="000cf610" style:font-name-asian="Times New Roman1" style:font-name-complex="Times New Roman1"/>
    </style:style>
    <style:style style:name="P10" style:family="paragraph" style:parent-style-name="Standard">
      <style:text-properties style:font-name="Calibri" fo:font-size="14pt" fo:font-weight="bold" style:font-name-asian="Times New Roman1" style:font-size-asian="14pt" style:font-weight-asian="bold" style:font-name-complex="Calibri1" style:font-size-complex="14pt" style:font-weight-complex="bold"/>
    </style:style>
    <style:style style:name="P11" style:family="paragraph" style:parent-style-name="Standard">
      <style:text-properties fo:font-size="16pt" fo:font-weight="bold" style:font-size-asian="16pt" style:font-weight-asian="bold" style:font-size-complex="16pt"/>
    </style:style>
    <style:style style:name="P12" style:family="paragraph" style:parent-style-name="Standard">
      <style:text-properties officeooo:paragraph-rsid="000dc110"/>
    </style:style>
    <style:style style:name="P13" style:family="paragraph" style:parent-style-name="Standard">
      <style:text-properties fo:font-size="10pt"/>
    </style:style>
    <style:style style:name="P14" style:family="paragraph" style:parent-style-name="Normal_20__28_Web_29_">
      <style:paragraph-properties fo:margin-left="1.27cm" fo:margin-right="0cm" fo:margin-top="0.494cm" fo:margin-bottom="0.494cm" loext:contextual-spacing="false" fo:text-indent="0cm" style:auto-text-indent="false"/>
      <style:text-properties style:font-name="Calibri" fo:font-size="11pt" fo:language="en" fo:country="US" fo:font-style="italic" style:font-size-asian="11pt" style:font-style-asian="italic" style:font-name-complex="Calibri1" style:font-size-complex="11pt"/>
    </style:style>
    <style:style style:name="P15" style:family="paragraph" style:parent-style-name="Normal_20__28_Web_29_">
      <style:paragraph-properties fo:margin-left="1.27cm" fo:margin-right="0cm" fo:margin-top="0.494cm" fo:margin-bottom="0.494cm" loext:contextual-spacing="false" fo:text-indent="0cm" style:auto-text-indent="false"/>
      <style:text-properties style:font-name="Calibri" fo:font-size="11pt" fo:font-style="italic" style:font-size-asian="11pt" style:font-style-asian="italic" style:font-name-complex="Calibri1" style:font-size-complex="11pt"/>
    </style:style>
    <style:style style:name="P16" style:family="paragraph" style:parent-style-name="Normal_20__28_Web_29_">
      <style:paragraph-properties fo:margin-left="1.27cm" fo:margin-right="0cm" fo:margin-top="0.494cm" fo:margin-bottom="0.494cm" loext:contextual-spacing="false" fo:text-indent="0cm" style:auto-text-indent="false"/>
      <style:text-properties style:font-name="Cambria" fo:font-size="10pt" fo:font-style="normal" officeooo:rsid="00152858" officeooo:paragraph-rsid="00152858" style:font-size-asian="10pt" style:font-style-asian="normal" style:font-name-complex="Calibri1" style:font-size-complex="10pt" style:font-style-complex="normal"/>
    </style:style>
    <style:style style:name="P17" style:family="paragraph" style:parent-style-name="List_20_Paragraph" style:master-page-name="Standard">
      <style:paragraph-properties fo:margin-left="0cm" fo:margin-right="0cm" fo:text-align="center" style:justify-single-word="false" fo:text-indent="0cm" style:auto-text-indent="false" style:page-number="auto"/>
      <style:text-properties fo:font-size="16pt" fo:font-weight="normal" officeooo:rsid="000eff63" officeooo:paragraph-rsid="000eff63" style:font-size-asian="16pt" style:font-weight-asian="normal" style:font-size-complex="16pt" style:font-weight-complex="normal"/>
    </style:style>
    <style:style style:name="P18" style:family="paragraph" style:parent-style-name="List_20_Paragraph">
      <style:paragraph-properties fo:margin-left="0cm" fo:margin-right="0cm" fo:text-indent="0cm" style:auto-text-indent="false"/>
      <style:text-properties fo:font-size="16pt" fo:font-weight="bold" style:font-size-asian="16pt" style:font-weight-asian="bold" style:font-size-complex="16pt"/>
    </style:style>
    <style:style style:name="P19" style:family="paragraph" style:parent-style-name="List_20_Paragraph">
      <style:paragraph-properties fo:margin-left="0cm" fo:margin-right="0cm" fo:text-indent="0cm" style:auto-text-indent="false"/>
      <style:text-properties fo:font-size="16pt" fo:font-weight="bold" officeooo:rsid="000eff63" officeooo:paragraph-rsid="000eff63" style:font-size-asian="16pt" style:font-weight-asian="bold" style:font-size-complex="16pt"/>
    </style:style>
    <style:style style:name="P20" style:family="paragraph" style:parent-style-name="List_20_Paragraph" style:list-style-name="WWNum12"/>
    <style:style style:name="P21" style:family="paragraph" style:parent-style-name="List_20_Paragraph" style:list-style-name="WWNum1"/>
    <style:style style:name="P22" style:family="paragraph" style:parent-style-name="List_20_Paragraph" style:list-style-name="WWNum1">
      <style:text-properties officeooo:paragraph-rsid="000cf610"/>
    </style:style>
    <style:style style:name="P23" style:family="paragraph" style:parent-style-name="List_20_Paragraph" style:list-style-name="WWNum1">
      <style:text-properties officeooo:paragraph-rsid="000dc110"/>
    </style:style>
    <style:style style:name="P24" style:family="paragraph" style:parent-style-name="List_20_Paragraph">
      <style:text-properties fo:font-size="10pt" officeooo:rsid="00152858" officeooo:paragraph-rsid="00152858"/>
    </style:style>
    <style:style style:name="P25" style:family="paragraph" style:parent-style-name="List_20_Paragraph" style:list-style-name="WWNum1">
      <style:text-properties fo:font-size="10pt" officeooo:paragraph-rsid="000cf610"/>
    </style:style>
    <style:style style:name="P26" style:family="paragraph" style:parent-style-name="List_20_Paragraph" style:list-style-name="WWNum1">
      <style:text-properties fo:font-size="10pt" officeooo:rsid="000cf610" officeooo:paragraph-rsid="000cf610"/>
    </style:style>
    <style:style style:name="P27" style:family="paragraph" style:parent-style-name="List_20_Paragraph" style:list-style-name="WWNum1">
      <style:text-properties fo:font-size="10pt" officeooo:rsid="000dc110" officeooo:paragraph-rsid="000dc110"/>
    </style:style>
    <style:style style:name="P28" style:family="paragraph" style:parent-style-name="List_20_Paragraph">
      <style:text-properties fo:font-size="10pt" officeooo:rsid="000dc110" officeooo:paragraph-rsid="000dc110"/>
    </style:style>
    <style:style style:name="P29" style:family="paragraph" style:parent-style-name="List_20_Paragraph">
      <style:text-properties fo:font-size="10pt" officeooo:rsid="000efd14" officeooo:paragraph-rsid="000efd14"/>
    </style:style>
    <style:style style:name="P30" style:family="paragraph" style:parent-style-name="List_20_Paragraph">
      <style:text-properties fo:font-size="10pt" officeooo:rsid="0011d9b6" officeooo:paragraph-rsid="0011d9b6"/>
    </style:style>
    <style:style style:name="P31" style:family="paragraph" style:parent-style-name="List_20_Paragraph">
      <style:text-properties fo:font-size="10pt" officeooo:rsid="00185d4a" officeooo:paragraph-rsid="00185d4a"/>
    </style:style>
    <style:style style:name="P32" style:family="paragraph" style:parent-style-name="List_20_Paragraph">
      <style:text-properties fo:font-size="10pt" officeooo:rsid="0019152c" officeooo:paragraph-rsid="0019152c"/>
    </style:style>
    <style:style style:name="P33" style:family="paragraph" style:parent-style-name="List_20_Paragraph">
      <style:text-properties fo:font-size="10pt" officeooo:rsid="001c24a9" officeooo:paragraph-rsid="001c24a9"/>
    </style:style>
    <style:style style:name="P34" style:family="paragraph" style:parent-style-name="List_20_Paragraph">
      <style:text-properties fo:font-size="10pt" officeooo:rsid="001d0204" officeooo:paragraph-rsid="001d0204"/>
    </style:style>
    <style:style style:name="P35" style:family="paragraph" style:parent-style-name="List_20_Paragraph" style:list-style-name="WWNum6"/>
    <style:style style:name="P36" style:family="paragraph" style:parent-style-name="List_20_Paragraph">
      <style:text-properties officeooo:paragraph-rsid="001d0204"/>
    </style:style>
    <style:style style:name="P37" style:family="paragraph" style:parent-style-name="List_20_Paragraph">
      <style:text-properties officeooo:rsid="001f5825" officeooo:paragraph-rsid="001f5825"/>
    </style:style>
    <style:style style:name="P38" style:family="paragraph" style:parent-style-name="List_20_Paragraph">
      <style:text-properties officeooo:paragraph-rsid="001f5825"/>
    </style:style>
    <style:style style:name="P39" style:family="paragraph" style:parent-style-name="List_20_Paragraph" style:list-style-name="WWNum3">
      <style:paragraph-properties fo:margin-left="0cm" fo:margin-right="0cm" fo:text-indent="-0.476cm" style:auto-text-indent="false"/>
      <style:text-properties fo:font-size="16pt" fo:font-weight="bold" style:font-size-asian="16pt" style:font-weight-asian="bold" style:font-size-complex="16pt"/>
    </style:style>
    <style:style style:name="P40" style:family="paragraph" style:parent-style-name="Standard">
      <style:text-properties fo:font-size="16pt" fo:font-weight="bold" style:font-size-asian="16pt" style:font-weight-asian="bold" style:font-size-complex="16pt"/>
    </style:style>
    <style:style style:name="P41" style:family="paragraph" style:parent-style-name="Standard" style:list-style-name="WWNum12">
      <style:paragraph-properties fo:margin-top="0.494cm" fo:margin-bottom="0.494cm" loext:contextual-spacing="false"/>
      <style:text-properties style:font-name-asian="Times New Roman1" style:font-name-complex="Calibri1"/>
    </style:style>
    <style:style style:name="P42" style:family="paragraph" style:parent-style-name="Standard" style:list-style-name="WWNum12">
      <style:paragraph-properties fo:margin-top="0.494cm" fo:margin-bottom="0.494cm" loext:contextual-spacing="false"/>
      <style:text-properties fo:font-size="10pt" officeooo:rsid="000cf610" officeooo:paragraph-rsid="000cf610" style:font-name-asian="Times New Roman1" style:font-size-asian="10pt" style:font-name-complex="Times New Roman1" style:font-size-complex="10pt"/>
    </style:style>
    <style:style style:name="P43" style:family="paragraph" style:parent-style-name="Standard" style:list-style-name="WWNum12">
      <style:paragraph-properties fo:margin-top="0.494cm" fo:margin-bottom="0.494cm" loext:contextual-spacing="false"/>
      <style:text-properties fo:font-size="10pt" officeooo:rsid="000dc110" officeooo:paragraph-rsid="000dc110" style:font-name-asian="Times New Roman1" style:font-name-complex="Calibri1"/>
    </style:style>
    <style:style style:name="P44" style:family="paragraph" style:parent-style-name="Standard" style:list-style-name="WWNum12">
      <style:paragraph-properties fo:margin-top="0.494cm" fo:margin-bottom="0.494cm" loext:contextual-spacing="false"/>
      <style:text-properties fo:font-size="10pt" officeooo:rsid="000cf610" officeooo:paragraph-rsid="000cf610" style:font-name-asian="Times New Roman1" style:font-name-complex="Times New Roman1"/>
    </style:style>
    <style:style style:name="P45" style:family="paragraph" style:parent-style-name="Standard" style:list-style-name="WWNum12">
      <style:paragraph-properties fo:margin-top="0.494cm" fo:margin-bottom="0.494cm" loext:contextual-spacing="false"/>
      <style:text-properties fo:font-size="10pt" officeooo:rsid="0010104d" officeooo:paragraph-rsid="0010104d" style:font-name-asian="Times New Roman1" style:font-name-complex="Times New Roman1"/>
    </style:style>
    <style:style style:name="P46" style:family="paragraph" style:parent-style-name="Standard" style:list-style-name="L1">
      <style:paragraph-properties fo:margin-top="0.494cm" fo:margin-bottom="0.494cm" loext:contextual-spacing="false"/>
      <style:text-properties fo:font-size="10pt" officeooo:rsid="0010104d" officeooo:paragraph-rsid="0010104d" style:font-name-asian="Times New Roman1" style:font-name-complex="Times New Roman1"/>
    </style:style>
    <style:style style:name="T1" style:family="text">
      <style:text-properties style:font-name-asian="Times New Roman1" style:font-name-complex="Times New Roman1"/>
    </style:style>
    <style:style style:name="T2" style:family="text">
      <style:text-properties officeooo:rsid="000cf610"/>
    </style:style>
    <style:style style:name="T3" style:family="text">
      <style:text-properties fo:font-size="10pt"/>
    </style:style>
    <style:style style:name="T4" style:family="text">
      <style:text-properties fo:font-size="10pt" officeooo:rsid="001d0204" style:font-name-asian="Times New Roman1" style:font-name-complex="Times New Roman1"/>
    </style:style>
    <style:style style:name="T5" style:family="text">
      <style:text-properties fo:font-size="10pt" officeooo:rsid="0019152c"/>
    </style:style>
    <style:style style:name="T6" style:family="text">
      <style:text-properties fo:font-size="10pt" officeooo:rsid="001f5825"/>
    </style:style>
    <style:style style:name="T7" style:family="text">
      <style:text-properties officeooo:rsid="000efd14"/>
    </style:style>
    <style:style style:name="T8" style:family="text">
      <style:text-properties officeooo:rsid="0011d9b6"/>
    </style:style>
    <style:style style:name="T9" style:family="text">
      <style:text-properties officeooo:rsid="001c24a9"/>
    </style:style>
    <style:style style:name="T10" style:family="text">
      <style:text-properties officeooo:rsid="001d8f22"/>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On “ Seasonal Lagrangian study of eddies produced at the cape of kamchatka” (Alexandrer l’Her)</text:p>
      <text:p text:style-name="P19"/>
      <text:p text:style-name="P18">Summarize the main results of the article in a few sentences:</text:p>
      <text:p text:style-name="P7"><text:span text:style-name="T9">The Lagrangian particles moves mostly southwestward. These particles go further in winter than in summer because the EKC is stronger in winter. In summer there is an eddy called KE and it advects other eddies. We can see that because the <text:s/>trajectory of the particles change in summer, and even sometimes the particles stay trapped in the KE.</text:span></text:p>
      <text:p text:style-name="P18"/>
      <text:p text:style-name="P18">Answer the following questions about the structure of the paper:</text:p>
      <text:p text:style-name="P10"/>
      <text:p text:style-name="P11">Overall content:</text:p>
      <text:p text:style-name="P11"/>
      <text:list xml:id="list2168027309" text:style-name="WWNum12">
        <text:list-item>
          <text:p text:style-name="P20">Is the overall purpose of the study and /or central question clear? </text:p>
          <text:p text:style-name="P20"/>
        </text:list-item>
      </text:list>
      <text:p text:style-name="P1">Yes : find out if the eddies formed at the capes of Kamchatka are the ones merging with the Kamchatka eddy </text:p>
      <text:list xml:id="list103945178079134" text:continue-numbering="true" text:style-name="WWNum12">
        <text:list-item>
          <text:p text:style-name="P41">Does the interpretation of the findings answer the overall question of the paper? </text:p>
          <text:p text:style-name="P42">Yes : he shows that the change in trajectories during summer proved the KE advects particles and so eddies</text:p>
        </text:list-item>
        <text:list-item>
          <text:p text:style-name="P41">Is every paragraph and sentence in the paper relevant to the overall question? </text:p>
          <text:p text:style-name="P42">Yes</text:p>
        </text:list-item>
        <text:list-item>
          <text:p text:style-name="P41">Are there portions of the text that could be omitted? </text:p>
          <text:p text:style-name="P43">No</text:p>
        </text:list-item>
        <text:list-item>
          <text:p text:style-name="P41">Is the overall organization of the paper clear and effective? </text:p>
          <text:p text:style-name="P44">Yes : </text:p>
          <text:p text:style-name="P45">Introduction</text:p>
          <text:p text:style-name="P45">Methods</text:p>
          <text:p text:style-name="P45">Results</text:p>
        </text:list-item>
      </text:list>
      <text:list xml:id="list1968238680" text:style-name="L1">
        <text:list-item>
          <text:list>
            <text:list-item>
              <text:p text:style-name="P46"><text:soft-page-break/>In winter</text:p>
            </text:list-item>
            <text:list-item>
              <text:p text:style-name="P46">In summer</text:p>
            </text:list-item>
            <text:list-item>
              <text:p text:style-name="P46">Velocities</text:p>
            </text:list-item>
          </text:list>
        </text:list-item>
      </text:list>
      <text:p text:style-name="P14">Suggestions for improvement: </text:p>
      <text:p text:style-name="P9">maybe the sentence about the focus on anticyclonic eddies in the first paragraph of the introduction should be put later (after the context for example)</text:p>
      <text:p text:style-name="P9">maybe you could detail a little more the paragraph on the creation of anticyclonic eddies?</text:p>
      <text:p text:style-name="P11">Individual sections:</text:p>
      <text:p text:style-name="P11"/>
      <text:list xml:id="list1228455920" text:style-name="WWNum1">
        <text:list-item>
          <text:p text:style-name="P21">Does the title adequately represent the content of the paper?</text:p>
        </text:list-item>
      </text:list>
      <text:p text:style-name="P8">Yes</text:p>
      <text:p text:style-name="P15">Suggestions for improvement:</text:p>
      <text:p text:style-name="P16">maybe state the main result in a title like : the southwestward drift of particles/eddies along Kamchatka ?</text:p>
      <text:list xml:id="list103944070946132" text:continue-numbering="true" text:style-name="WWNum1">
        <text:list-item>
          <text:p text:style-name="P21">Does the abstract clearly and concisely summarize the paper and state the main results? Does is contain all needed information (context, need, task, object, findings and conclusion)?</text:p>
        </text:list-item>
      </text:list>
      <text:p text:style-name="List_20_Paragraph"/>
      <text:p text:style-name="P24">The abstract presents the area of study and the main results and how they proceeded</text:p>
      <text:p text:style-name="Standard"/>
      <text:list xml:id="list103944555874005" text:continue-numbering="true" text:style-name="WWNum1">
        <text:list-item>
          <text:p text:style-name="P22">Does the introduction provide enough context to the readers? Does it state the need for the work? Does it state clearly what has been done to address it?</text:p>
          <text:p text:style-name="P22"/>
          <text:p text:style-name="P25"><text:span text:style-name="T2">The context is very clear, with the importance of eddies and then the presentation of the area of study</text:span> </text:p>
          <text:p text:style-name="P26">It states clearly the focus of the work (anticyclonic eddies and more particularly the KE) and the question</text:p>
          <text:p text:style-name="P26">need?</text:p>
          <text:p text:style-name="P27">T<text:span text:style-name="T7">he t</text:span>ask <text:span text:style-name="T7">is</text:span> clear <text:span text:style-name="T7">(seed Lagrangian particles to get the trajectories)</text:span></text:p>
          <text:p text:style-name="P22"/>
        </text:list-item>
      </text:list>
      <text:p text:style-name="Standard"/>
      <text:list xml:id="list103944153225310" text:continue-numbering="true" text:style-name="WWNum1">
        <text:list-item>
          <text:p text:style-name="P21">Does this paper put the progress it reports in the context of existing published work? Is there adequate referencing and introductory discussion?</text:p>
        </text:list-item>
      </text:list>
      <text:p text:style-name="List_20_Paragraph"/>
      <text:p text:style-name="P4">Yes</text:p>
      <text:p text:style-name="Standard"/>
      <text:list xml:id="list103944276007761" text:continue-numbering="true" text:style-name="WWNum1">
        <text:list-item>
          <text:p text:style-name="P21"><text:soft-page-break/>Are the material and methods used in the study clearly explained? Can you point out what is special, unexpected, or different in the approach compared to existing published work? Does it contain too many technical details?</text:p>
        </text:list-item>
      </text:list>
      <text:p text:style-name="List_20_Paragraph"/>
      <text:p text:style-name="P3">The method is short but clear, there is not too technical details</text:p>
      <text:p text:style-name="P3">It states which data are used, <text:s/>which interpolation he performed and he states clearly the choice of parameters</text:p>
      <text:p text:style-name="P13"/>
      <text:p text:style-name="Standard"/>
      <text:list xml:id="list103945634077027" text:continue-numbering="true" text:style-name="WWNum1">
        <text:list-item>
          <text:p text:style-name="P21"><text:s/>Is the results sections(s) clearly and concisely written? <text:s/>Are there logical and smooth transitions between sections, subsections and between paragraphs?</text:p>
        </text:list-item>
      </text:list>
      <text:p text:style-name="List_20_Paragraph"/>
      <text:p text:style-name="P2">Yes</text:p>
      <text:p text:style-name="P2">separated in sections, one for each specific result (in winter, in summer, velocities)</text:p>
      <text:p text:style-name="P2">transitions ok</text:p>
      <text:p text:style-name="P2"/>
      <text:list xml:id="list103945390857039" text:continue-numbering="true" text:style-name="WWNum1">
        <text:list-item>
          <text:p text:style-name="P21">Does the conclusion clearly state the most important outcome of the work? Does it address the questions stated in the Introduction? Does the conclusion just summarize the results or does it interpret the findings and explain what they mean?</text:p>
        </text:list-item>
      </text:list>
      <text:p text:style-name="List_20_Paragraph"/>
      <text:p text:style-name="P3">Most important outcome of the work : <text:span text:style-name="T8">the eddies merging with the KE are coming from the capes (address the question)</text:span></text:p>
      <text:p text:style-name="P3">interpretation of the results </text:p>
      <text:p text:style-name="Standard"/>
      <text:p text:style-name="Standard"/>
      <text:list xml:id="list103944026261193" text:continue-numbering="true" text:style-name="WWNum1">
        <text:list-item>
          <text:p text:style-name="P21">Are the interpretations and conclusions adequately supported by the evidence presented? That is, are the assumptions valid, is the methodology sound, is the evidence adequate, and do the conclusions logically follow?</text:p>
        </text:list-item>
      </text:list>
      <text:p text:style-name="List_20_Paragraph"/>
      <text:p text:style-name="P30">Yes</text:p>
      <text:p text:style-name="Standard"/>
      <text:list xml:id="list103945021785363" text:continue-numbering="true" text:style-name="WWNum1">
        <text:list-item>
          <text:p text:style-name="P21">Are all parts of the text, references, graphics and tables necessary for the new results and main points to be understood?</text:p>
        </text:list-item>
      </text:list>
      <text:p text:style-name="List_20_Paragraph"/>
      <text:p text:style-name="P30">Yes</text:p>
      <text:p text:style-name="Standard"/>
      <text:list xml:id="list103944262872456" text:continue-numbering="true" text:style-name="WWNum1">
        <text:list-item>
          <text:p text:style-name="P23"><text:s/>Are the graphics and tables clear and their captions self-explanatory? </text:p>
          <text:p text:style-name="P23"/>
          <text:p text:style-name="P27">The figures and tables are clear and necessary</text:p>
          <text:p text:style-name="P27">good captions</text:p>
        </text:list-item>
      </text:list>
      <text:p text:style-name="P12"/>
      <text:list xml:id="list2557047806" text:style-name="WWNum3">
        <text:list-item>
          <text:p text:style-name="P39">Sentences and Wording</text:p>
        </text:list-item>
      </text:list>
      <text:p text:style-name="Standard"><text:s/></text:p>
      <text:list xml:id="list4143757158" text:style-name="WWNum6">
        <text:list-item>
          <text:p text:style-name="P35">Can you find grammatical mistakes?</text:p>
        </text:list-item>
      </text:list>
      <text:p text:style-name="List_20_Paragraph"/>
      <text:p text:style-name="P31">‘There are’ instead of <text:s/>‘they are’ in paragraph 4 of the winter results </text:p>
      <text:list xml:id="list103945419888683" text:continue-numbering="true" text:style-name="WWNum6">
        <text:list-item>
          <text:p text:style-name="P35"><text:soft-page-break/>Can you point to sentences that loose you (too long/complex) and do you have suggestions for improvement?</text:p>
        </text:list-item>
      </text:list>
      <text:p text:style-name="List_20_Paragraph"/>
      <text:p text:style-name="P3">The fourth paragraph in the section velocities : not very clear on the first reading, maybe adding a small sentence to recall that KE is strong in summer when EKC is weak would allow a better understanding</text:p>
      <text:p text:style-name="P3"/>
      <text:p text:style-name="P3">I don’t understand why a small difference in maximum velocities during winter and summer means that eddies are more important than KE ? ( paragraph 5 of velocities)</text:p>
      <text:p text:style-name="Standard"/>
      <text:p text:style-name="Standard"/>
      <text:list xml:id="list103944887527644" text:continue-numbering="true" text:style-name="WWNum6">
        <text:list-item>
          <text:p text:style-name="P35">Are generally the action in verbs, characters in subjects and subjects near verbs? Can you find counter-examples? Can you point out misused nominalizations?</text:p>
        </text:list-item>
      </text:list>
      <text:p text:style-name="List_20_Paragraph"/>
      <text:p text:style-name="P37"><text:span text:style-name="T6">Y</text:span><text:span text:style-name="T3">es</text:span></text:p>
      <text:p text:style-name="P38"><text:span text:style-name="T6">I don’t find misused nominalizatons</text:span></text:p>
      <text:p text:style-name="Standard"/>
      <text:list xml:id="list103944452850330" text:continue-numbering="true" text:style-name="WWNum6">
        <text:list-item>
          <text:p text:style-name="P35">Is the writing cohesive? Does it flow well? Is<text:span text:style-name="T1"> the part of the sentence that links to the previous sentence at the beginning or the end?</text:span></text:p>
        </text:list-item>
      </text:list>
      <text:p text:style-name="List_20_Paragraph"><text:span text:style-name="T1"/></text:p>
      <text:p text:style-name="P36"><text:span text:style-name="T4">Yes it is easy to read and to understand </text:span></text:p>
      <text:p text:style-name="Standard"/>
      <text:list xml:id="list103944564853410" text:continue-numbering="true" text:style-name="WWNum6">
        <text:list-item>
          <text:p text:style-name="P35">Are the paragraphs coherent? Do the first and last sentences of paragraphs match? Can you find counter-examples?</text:p>
        </text:list-item>
      </text:list>
      <text:p text:style-name="List_20_Paragraph"/>
      <text:p text:style-name="P34">Yes, <text:span text:style-name="T10">one paragraph is for one idea</text:span></text:p>
      <text:p text:style-name="Standard"/>
      <text:list xml:id="list103945626335135" text:continue-numbering="true" text:style-name="WWNum6">
        <text:list-item>
          <text:p text:style-name="P35">Is there an abusive use of passive voice?</text:p>
        </text:list-item>
      </text:list>
      <text:p text:style-name="List_20_Paragraph"/>
      <text:p text:style-name="P5">No</text:p>
      <text:p text:style-name="Standard"/>
      <text:list xml:id="list103944110993788" text:continue-numbering="true" text:style-name="WWNum6">
        <text:list-item>
          <text:p text:style-name="P35">Can you find a lot of useless words/phrases?</text:p>
        </text:list-item>
      </text:list>
      <text:p text:style-name="List_20_Paragraph"/>
      <text:p text:style-name="P6">No</text:p>
      <text:p text:style-name="Standard"/>
      <text:list xml:id="list103944493563697" text:continue-numbering="true" text:style-name="WWNum6">
        <text:list-item>
          <text:p text:style-name="P35">Can you find complex words that could be replaced by simpler ones?</text:p>
        </text:list-item>
      </text:list>
      <text:p text:style-name="List_20_Paragraph"/>
      <text:p text:style-name="P6">No</text:p>
      <text:p text:style-name="Standard"/>
      <text:list xml:id="list103944833071271" text:continue-numbering="true" text:style-name="WWNum6">
        <text:list-item>
          <text:p text:style-name="P35">Can you find too complex subjects?</text:p>
        </text:list-item>
      </text:list>
      <text:p text:style-name="List_20_Paragraph"/>
      <text:p text:style-name="P33">No</text:p>
      <text:p text:style-name="Standard"/>
      <text:list xml:id="list103943811750040" text:continue-numbering="true" text:style-name="WWNum6">
        <text:list-item>
          <text:p text:style-name="P35"><text:s/>Can you find inadequately used adverbs/ repetition/ excessive hedging?</text:p>
        </text:list-item>
      </text:list>
      <text:p text:style-name="Standard"/>
      <text:p text:style-name="Standard"><text:tab/><text:span text:style-name="T5">No</text:span></text:p>
      <text:p text:style-name="Standard"/>
      <text:list xml:id="list103945504124649" text:continue-numbering="true" text:style-name="WWNum6">
        <text:list-item>
          <text:p text:style-name="P35"><text:soft-page-break/>Is the use of tenses (past/present/future) adequate?</text:p>
        </text:list-item>
      </text:list>
      <text:p text:style-name="P6"/>
      <text:p text:style-name="P6">Yes</text:p>
      <text:p text:style-name="Standard"><text:bookmark text:name="_GoBack"/></text:p>
      <text:p text:style-name="P11"/>
      <text:list xml:id="list103945103770627" text:continue-list="list2557047806" text:style-name="WWNum3">
        <text:list-item>
          <text:p text:style-name="P39">Other comments?</text:p>
        </text:list-item>
      </text:list>
      <text:p text:style-name="P11"/>
      <text:p text:style-name="P11"/>
      <text:p text:style-name="P11"/>
      <text:p text:style-name="P11"/>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style:font-name-asian="ＭＳ 明朝" style:font-family-asian="'ＭＳ 明朝'"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asian="ＭＳ 明朝" style:font-family-asian="'ＭＳ 明朝'"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ＭＳ 明朝" style:font-family-asian="'ＭＳ 明朝'" style:font-family-generic-asian="system" style:font-pitch-asian="variable" style:font-name-complex="Tahoma" style:font-family-complex="Tahoma"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Cambria1"/>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Cambria1"/>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onathan Gula</meta:initial-creator>
    <meta:editing-cycles>12</meta:editing-cycles>
    <meta:print-date>2016-11-03T09:56:00</meta:print-date>
    <meta:creation-date>2016-11-03T09:01:00</meta:creation-date>
    <dc:date>2019-11-05T10:39:43.527000000</dc:date>
    <meta:editing-duration>PT4H11M25S</meta:editing-duration>
    <meta:generator>LibreOffice/6.3.2.2$Windows_X86_64 LibreOffice_project/98b30e735bda24bc04ab42594c85f7fd8be07b9c</meta:generator>
    <meta:document-statistic meta:table-count="0" meta:image-count="0" meta:object-count="0" meta:page-count="5" meta:paragraph-count="82" meta:word-count="945" meta:character-count="5572" meta:non-whitespace-character-count="47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